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Verdana" svg:font-family="Verdana" style:font-family-generic="system" style:font-pitch="variable"/>
  </office:font-face-decls>
  <office:automatic-styles>
    <style:style style:name="co1" style:family="table-column">
      <style:table-column-properties fo:break-before="auto" style:column-width="0.6783in"/>
    </style:style>
    <style:style style:name="co2" style:family="table-column">
      <style:table-column-properties fo:break-before="auto" style:column-width="10.3953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nique_tipologi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DD-001</text:p>
          </table:table-cell>
          <table:table-cell office:value-type="string" calcext:value-type="string">
            <text:p>Servei de pis amb suport per a persones amb drogodependències (baixa i alta intensita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-002</text:p>
          </table:table-cell>
          <table:table-cell office:value-type="string" calcext:value-type="string">
            <text:p>Servei de prevenció d'addicc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-001</text:p>
          </table:table-cell>
          <table:table-cell office:value-type="string" calcext:value-type="string">
            <text:p>Servei d'assistència personal de suport a la vida autònoma i d'integració social i comunitària, per a persones amb discapacitat fís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-002</text:p>
          </table:table-cell>
          <table:table-cell office:value-type="string" calcext:value-type="string">
            <text:p>Servei d'assistència personal de suport a la vida autònoma i d'integració social i comunitària, per a persones amb discapacitat sensorial sord-cegue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-003</text:p>
          </table:table-cell>
          <table:table-cell office:value-type="string" calcext:value-type="string">
            <text:p>Servei d'assistència personal de suport a la vida autònoma id'integració social i comunitària, per a persones amb discapacitat intel·lect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-004</text:p>
          </table:table-cell>
          <table:table-cell office:value-type="string" calcext:value-type="string">
            <text:p>Servei d'assistència personal de suport en l'acompanyament a activitats laborals, ocupacionals i/o formatives, per a persones amb discapacitat fís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S-005</text:p>
          </table:table-cell>
          <table:table-cell office:value-type="string" calcext:value-type="string">
            <text:p>Servei d'assistència personal de suport en l'acompanyament a activitats laborals, ocupacionals i/o formatives, per persones amb discapacitat sensorial sord-cegue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-001</text:p>
          </table:table-cell>
          <table:table-cell office:value-type="string" calcext:value-type="string">
            <text:p>Servei bàsic d'atenció so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-002</text:p>
          </table:table-cell>
          <table:table-cell office:value-type="string" calcext:value-type="string">
            <text:p>Servei d'assessorament tècnic d'atenció so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-003</text:p>
          </table:table-cell>
          <table:table-cell office:value-type="string" calcext:value-type="string">
            <text:p>Servei d'orientaci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-004</text:p>
          </table:table-cell>
          <table:table-cell office:value-type="string" calcext:value-type="string">
            <text:p>Servei de valoració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-005</text:p>
          </table:table-cell>
          <table:table-cell office:value-type="string" calcext:value-type="string">
            <text:p>Servei de valoració a la dependènc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-006</text:p>
          </table:table-cell>
          <table:table-cell office:value-type="string" calcext:value-type="string">
            <text:p>Servei de suport als serveis socials bàs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-007</text:p>
          </table:table-cell>
          <table:table-cell office:value-type="string" calcext:value-type="string">
            <text:p>Servei de suport als serveis socials bàsics ( Distribució d'aliment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-008</text:p>
          </table:table-cell>
          <table:table-cell office:value-type="string" calcext:value-type="string">
            <text:p>Servei de suport als serveis socials bàsics ( Maternoinfanti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-009</text:p>
          </table:table-cell>
          <table:table-cell office:value-type="string" calcext:value-type="string">
            <text:p>Servei de suport social als serveis socials especialitz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-001</text:p>
          </table:table-cell>
          <table:table-cell office:value-type="string" calcext:value-type="string">
            <text:p>Servei de centre de dia per a gent gran de caràcter temporal o perman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-002</text:p>
          </table:table-cell>
          <table:table-cell office:value-type="string" calcext:value-type="string">
            <text:p>Servei de centre per a l'autonomia pers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-003</text:p>
          </table:table-cell>
          <table:table-cell office:value-type="string" calcext:value-type="string">
            <text:p>Espai alternatiu d'atenció diürna tempo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-011</text:p>
          </table:table-cell>
          <table:table-cell office:value-type="string" calcext:value-type="string">
            <text:p>Servei de centre de dia d'atenció especialitzada temporal o permanent per a persones amb discapacitat fís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-012</text:p>
          </table:table-cell>
          <table:table-cell office:value-type="string" calcext:value-type="string">
            <text:p>Servei de centre de dia d'atenció especialitzada temporal o permanent per a persones amb discapacitat intel·lect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-013</text:p>
          </table:table-cell>
          <table:table-cell office:value-type="string" calcext:value-type="string">
            <text:p>Servei de centre de dia de teràpia ocupacional (STO) per a <text:s/>persones amb discapacitat fís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-014</text:p>
          </table:table-cell>
          <table:table-cell office:value-type="string" calcext:value-type="string">
            <text:p>Servei de centre de dia de teràpia ocupacional per a persones amb discapacitat intel·lectual (ST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-015</text:p>
          </table:table-cell>
          <table:table-cell office:value-type="string" calcext:value-type="string">
            <text:p>Servei de centre de dia ocupacional d'inserció (SOI) per a <text:s/>persones amb discapacitat fís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-016</text:p>
          </table:table-cell>
          <table:table-cell office:value-type="string" calcext:value-type="string">
            <text:p>Servei de centre de dia ocupacional d'inserció per a persones amb discapacitat intel·lectual (SOI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-021</text:p>
          </table:table-cell>
          <table:table-cell office:value-type="string" calcext:value-type="string">
            <text:p>Servei de centre de dia per a persones amb addicc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Y-022</text:p>
          </table:table-cell>
          <table:table-cell office:value-type="string" calcext:value-type="string">
            <text:p>Servei de club social (mòdul A / mòdul B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-001</text:p>
          </table:table-cell>
          <table:table-cell office:value-type="string" calcext:value-type="string">
            <text:p>Servei experime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-002</text:p>
          </table:table-cell>
          <table:table-cell office:value-type="string" calcext:value-type="string">
            <text:p>Servei experimental (Servei de temps lliure per a discapacitats físic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-003</text:p>
          </table:table-cell>
          <table:table-cell office:value-type="string" calcext:value-type="string">
            <text:p>Servei experimental (Tutela discapacitats físics-diversa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-001</text:p>
          </table:table-cell>
          <table:table-cell office:value-type="string" calcext:value-type="string">
            <text:p>Servei d'atenció a les famílies (amb problemàtica social de risc d'exclusió soci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-002</text:p>
          </table:table-cell>
          <table:table-cell office:value-type="string" calcext:value-type="string">
            <text:p>Servei d'atenció precoç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M-003</text:p>
          </table:table-cell>
          <table:table-cell office:value-type="string" calcext:value-type="string">
            <text:p>Servei de suport a l'adopció internac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V-001</text:p>
          </table:table-cell>
          <table:table-cell office:value-type="string" calcext:value-type="string">
            <text:p>Servei de prevenció per a persones afectades pel virus VIH/S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V-002</text:p>
          </table:table-cell>
          <table:table-cell office:value-type="string" calcext:value-type="string">
            <text:p>Servei temporal de llar amb suport per a persones afectades pel virus VIH/SIDA (baixa/alta intensita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V-003</text:p>
          </table:table-cell>
          <table:table-cell office:value-type="string" calcext:value-type="string">
            <text:p>Servei temporal de llar residència per a persones afectades pel virus <text:s/>VIH/S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-001</text:p>
          </table:table-cell>
          <table:table-cell office:value-type="string" calcext:value-type="string">
            <text:p>Servei d'ajuda a domic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-002</text:p>
          </table:table-cell>
          <table:table-cell office:value-type="string" calcext:value-type="string">
            <text:p>Servei de suport a l'autonomia a la pròpia llar per a persones amb discapacitat fís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-003</text:p>
          </table:table-cell>
          <table:table-cell office:value-type="string" calcext:value-type="string">
            <text:p>Servei de suport a l'autonomia a la pròpia llar per a persones amb discapacitat intel·lect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-004</text:p>
          </table:table-cell>
          <table:table-cell office:value-type="string" calcext:value-type="string">
            <text:p>Servei de suport a l'autonomia a la pròpia llar per a persones amb problemàtica social derivada de malaltia me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M-005</text:p>
          </table:table-cell>
          <table:table-cell office:value-type="string" calcext:value-type="string">
            <text:p>Servei de suport als familiars cuidadors/es i altres cuidadors/es no profession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-001</text:p>
          </table:table-cell>
          <table:table-cell office:value-type="string" calcext:value-type="string">
            <text:p>Servei de prevenció de les situacions de dependènc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-001</text:p>
          </table:table-cell>
          <table:table-cell office:value-type="string" calcext:value-type="string">
            <text:p>Servei d' habitatge tutelat per a gent gran de caràcter temporal o perman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-002</text:p>
          </table:table-cell>
          <table:table-cell office:value-type="string" calcext:value-type="string">
            <text:p>Servei de llar residència per a gent gran de caràcter temporal o perman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-003</text:p>
          </table:table-cell>
          <table:table-cell office:value-type="string" calcext:value-type="string">
            <text:p>Servei de residència assistida per a gent gran de caràcter temporal o perman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-011</text:p>
          </table:table-cell>
          <table:table-cell office:value-type="string" calcext:value-type="string">
            <text:p>Servei de centre residencial temporal o permanent per a persones amb discapacitat fís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-012</text:p>
          </table:table-cell>
          <table:table-cell office:value-type="string" calcext:value-type="string">
            <text:p>Servei de centre residencial temporal o permanent per a persones amb discapacitat intel·lect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-013</text:p>
          </table:table-cell>
          <table:table-cell office:value-type="string" calcext:value-type="string">
            <text:p>Servei de llar amb suport per a persones amb discapacitat fís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-014</text:p>
          </table:table-cell>
          <table:table-cell office:value-type="string" calcext:value-type="string">
            <text:p>Servei de llar amb suport per a persones amb discapacitat intel·lect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-015</text:p>
          </table:table-cell>
          <table:table-cell office:value-type="string" calcext:value-type="string">
            <text:p>Servei de llar residència temporal o permanent per a persones amb discapacitat fís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-016</text:p>
          </table:table-cell>
          <table:table-cell office:value-type="string" calcext:value-type="string">
            <text:p>Servei de llar residència temporal o permanent per a persones amb discapacitat intel·lect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-021</text:p>
          </table:table-cell>
          <table:table-cell office:value-type="string" calcext:value-type="string">
            <text:p>Servei de llar amb suport temporal o permanent per a persones amb problemàtica social derivada de malaltia me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-022</text:p>
          </table:table-cell>
          <table:table-cell office:value-type="string" calcext:value-type="string">
            <text:p>Servei de llar residència temporal o permanent per a persones amb problemàtica social derivada de malaltia me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-023</text:p>
          </table:table-cell>
          <table:table-cell office:value-type="string" calcext:value-type="string">
            <text:p>Servei de residència temporal per a persones adultes en situació d'exclusió so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-024</text:p>
          </table:table-cell>
          <table:table-cell office:value-type="string" calcext:value-type="string">
            <text:p>Servei d'acolliment residencial d'urgènc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-025</text:p>
          </table:table-cell>
          <table:table-cell office:value-type="string" calcext:value-type="string">
            <text:p>Casal per a altres col·lect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R-001</text:p>
          </table:table-cell>
          <table:table-cell office:value-type="string" calcext:value-type="string">
            <text:p>Servei d'atenció integral a les persones grans en l'àmbit ru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-001</text:p>
          </table:table-cell>
          <table:table-cell office:value-type="string" calcext:value-type="string">
            <text:p>Servei d'intèrpret per a persones sor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-002</text:p>
          </table:table-cell>
          <table:table-cell office:value-type="string" calcext:value-type="string">
            <text:p>Servei de les tecnologies de suport i cu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-003</text:p>
          </table:table-cell>
          <table:table-cell office:value-type="string" calcext:value-type="string">
            <text:p>Servei de transport adapt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-004</text:p>
          </table:table-cell>
          <table:table-cell office:value-type="string" calcext:value-type="string">
            <text:p>Servei de menjador so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-005</text:p>
          </table:table-cell>
          <table:table-cell office:value-type="string" calcext:value-type="string">
            <text:p>Servei de temps lliure per a persones amb discapacitat intel·lect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T-001</text:p>
          </table:table-cell>
          <table:table-cell office:value-type="string" calcext:value-type="string">
            <text:p>Servei de tutela per a gent gr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T-002</text:p>
          </table:table-cell>
          <table:table-cell office:value-type="string" calcext:value-type="string">
            <text:p>Servei de tutela per a persones amb discapacitat intel·lect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T-003</text:p>
          </table:table-cell>
          <table:table-cell office:value-type="string" calcext:value-type="string">
            <text:p>Servei de tutela per a persones amb malaltia men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R-001</text:p>
          </table:table-cell>
          <table:table-cell office:value-type="string" calcext:value-type="string">
            <text:p>Servei prelaboral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unique_tipologia.A1:unique_tipologia.B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Verdana" svg:font-family="Verdan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Verdan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Arial" style:font-family-generic-asian="system" style:font-pitch-asian="variable" style:font-size-asian="12pt" style:language-asian="zh" style:country-asian="CN" style:font-name-complex="Verdan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Verdana" style:font-family-asian="Verdan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10T18:24:06.467268391</dc:date>
    <meta:editing-duration>PT8H42M37S</meta:editing-duration>
    <meta:editing-cycles>1</meta:editing-cycles>
    <meta:document-statistic meta:table-count="1" meta:cell-count="132" meta:object-count="0"/>
    <meta:generator>LibreOffice/24.8.7.2$Linux_X86_64 LibreOffice_project/480$Build-2</meta:generator>
  </office:meta>
</office:document-meta>
</file>